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1.119927287" calcext:value-type="float">
            <text:p>1,119927287</text:p>
          </table:table-cell>
          <table:table-cell office:value-type="float" office:value="0.5902622342" calcext:value-type="float">
            <text:p>0,5902622342</text:p>
          </table:table-cell>
          <table:table-cell office:value-type="float" office:value="0.0008841733215" calcext:value-type="float">
            <text:p>0,0008841733</text:p>
          </table:table-cell>
          <table:table-cell office:value-type="float" office:value="0.00003157761603" calcext:value-type="float">
            <text:p>3,157761603E-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602" calcext:value-type="float">
            <text:p>32602</text:p>
          </table:table-cell>
          <table:table-cell office:value-type="float" office:value="1.165355921" calcext:value-type="float">
            <text:p>1,165355921</text:p>
          </table:table-cell>
          <table:table-cell office:value-type="float" office:value="0.5939651728" calcext:value-type="float">
            <text:p>0,5939651728</text:p>
          </table:table-cell>
          <table:table-cell office:value-type="float" office:value="0.0001890150743" calcext:value-type="float">
            <text:p>0,0001890151</text:p>
          </table:table-cell>
          <table:table-cell office:value-type="float" office:value="0.0000157512568" calcext:value-type="float">
            <text:p>1,57512568E-0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620" calcext:value-type="float">
            <text:p>32620</text:p>
          </table:table-cell>
          <table:table-cell office:value-type="float" office:value="1.081312299" calcext:value-type="float">
            <text:p>1,081312299</text:p>
          </table:table-cell>
          <table:table-cell office:value-type="float" office:value="0.5903704166" calcext:value-type="float">
            <text:p>0,5903704166</text:p>
          </table:table-cell>
          <table:table-cell office:value-type="float" office:value="0.000346331246" calcext:value-type="float">
            <text:p>0,0003463312</text:p>
          </table:table-cell>
          <table:table-cell office:value-type="float" office:value="0.0000157423292" calcext:value-type="float">
            <text:p>1,57423292E-0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650" calcext:value-type="float">
            <text:p>32650</text:p>
          </table:table-cell>
          <table:table-cell office:value-type="float" office:value="1.042672396" calcext:value-type="float">
            <text:p>1,042672396</text:p>
          </table:table-cell>
          <table:table-cell office:value-type="float" office:value="0.5967126489" calcext:value-type="float">
            <text:p>0,5967126489</text:p>
          </table:table-cell>
          <table:table-cell office:value-type="float" office:value="0.0004718316486" calcext:value-type="float">
            <text:p>0,0004718316</text:p>
          </table:table-cell>
          <table:table-cell office:value-type="float" office:value="0.00001572772089" calcext:value-type="float">
            <text:p>1,572772089E-0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712" calcext:value-type="float">
            <text:p>32712</text:p>
          </table:table-cell>
          <table:table-cell office:value-type="float" office:value="1.111298323" calcext:value-type="float">
            <text:p>1,111298323</text:p>
          </table:table-cell>
          <table:table-cell office:value-type="float" office:value="0.5638711452" calcext:value-type="float">
            <text:p>0,5638711452</text:p>
          </table:table-cell>
          <table:table-cell office:value-type="float" office:value="0.000172679036" calcext:value-type="float">
            <text:p>0,000172679</text:p>
          </table:table-cell>
          <table:table-cell office:value-type="float" office:value="0.00001569809501" calcext:value-type="float">
            <text:p>1,569809501E-0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763" calcext:value-type="float">
            <text:p>32763</text:p>
          </table:table-cell>
          <table:table-cell office:value-type="float" office:value="1.151849389" calcext:value-type="float">
            <text:p>1,151849389</text:p>
          </table:table-cell>
          <table:table-cell office:value-type="float" office:value="0.5960979462" calcext:value-type="float">
            <text:p>0,5960979462</text:p>
          </table:table-cell>
          <table:table-cell office:value-type="float" office:value="0.0001254056115" calcext:value-type="float">
            <text:p>0,0001254056</text:p>
          </table:table-cell>
          <table:table-cell office:value-type="float" office:value="0.00003135140287" calcext:value-type="float">
            <text:p>3,135140287E-0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774" calcext:value-type="float">
            <text:p>32774</text:p>
          </table:table-cell>
          <table:table-cell office:value-type="float" office:value="1.208482146" calcext:value-type="float">
            <text:p>1,208482146</text:p>
          </table:table-cell>
          <table:table-cell office:value-type="float" office:value="0.599996388" calcext:value-type="float">
            <text:p>0,599996388</text:p>
          </table:table-cell>
          <table:table-cell office:value-type="float" office:value="0.0008462092956" calcext:value-type="float">
            <text:p>0,0008462093</text:p>
          </table:table-cell>
          <table:table-cell office:value-type="float" office:value="0.00001567054278" calcext:value-type="float">
            <text:p>1,567054278E-0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865" calcext:value-type="float">
            <text:p>32865</text:p>
          </table:table-cell>
          <table:table-cell office:value-type="float" office:value="1.22001183" calcext:value-type="float">
            <text:p>1,22001183</text:p>
          </table:table-cell>
          <table:table-cell office:value-type="float" office:value="0.5981804729" calcext:value-type="float">
            <text:p>0,5981804729</text:p>
          </table:table-cell>
          <table:table-cell office:value-type="float" office:value="0.0007344897604" calcext:value-type="float">
            <text:p>0,0007344898</text:p>
          </table:table-cell>
          <table:table-cell office:value-type="float" office:value="0.00001562744183" calcext:value-type="float">
            <text:p>1,562744183E-0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019" calcext:value-type="float">
            <text:p>33019</text:p>
          </table:table-cell>
          <table:table-cell office:value-type="float" office:value="1.094607115" calcext:value-type="float">
            <text:p>1,094607115</text:p>
          </table:table-cell>
          <table:table-cell office:value-type="float" office:value="0.5986160636" calcext:value-type="float">
            <text:p>0,5986160636</text:p>
          </table:table-cell>
          <table:table-cell office:value-type="float" office:value="0.0004044992675" calcext:value-type="float">
            <text:p>0,0004044993</text:p>
          </table:table-cell>
          <table:table-cell office:value-type="float" office:value="0.00003111533078" calcext:value-type="float">
            <text:p>3,111533078E-0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126" calcext:value-type="float">
            <text:p>33126</text:p>
          </table:table-cell>
          <table:table-cell office:value-type="float" office:value="1.052768469" calcext:value-type="float">
            <text:p>1,052768469</text:p>
          </table:table-cell>
          <table:table-cell office:value-type="float" office:value="0.5900664926" calcext:value-type="float">
            <text:p>0,5900664926</text:p>
          </table:table-cell>
          <table:table-cell office:value-type="float" office:value="0.000263647642" calcext:value-type="float">
            <text:p>0,0002636476</text:p>
          </table:table-cell>
          <table:table-cell office:value-type="float" office:value="0.00001550868546" calcext:value-type="float">
            <text:p>1,550868546E-005</text:p>
          </table:table-cell>
        </table:table-row>
        <table:table-row table:style-name="ro1">
          <table:table-cell table:number-columns-repeated="2"/>
          <table:table-cell table:formula="of:=AVERAGE([.C2:.C11])" office:value-type="float" office:value="1.1248285175" calcext:value-type="float">
            <text:p>1,1248285175</text:p>
          </table:table-cell>
          <table:table-cell table:formula="of:=AVERAGE([.D2:.D11])" office:value-type="float" office:value="0.5918138981" calcext:value-type="float">
            <text:p>0,5918138981</text:p>
          </table:table-cell>
          <table:table-cell table:formula="of:=AVERAGE([.E2:.E11])" office:value-type="float" office:value="0.00044382819034" calcext:value-type="float">
            <text:p>0,0004438282</text:p>
          </table:table-cell>
          <table:table-cell table:formula="of:=AVERAGE([.F2:.F11])" office:value-type="float" office:value="0.000020377042165" calcext:value-type="float">
            <text:p>0,000020377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1T10:03:30.381376170</dc:date>
    <meta:document-statistic meta:table-count="1" meta:cell-count="70" meta:object-count="0"/>
    <meta:generator>LibreOffice/4.1.4.2$Linux_X86_64 LibreOffice_project/410m0$Build-2</meta:generator>
  </office:meta>
</office:document-meta>
</file>